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cm" svg:stroke-color="#000000" draw:marker-start-width="0cm" draw:marker-end-width="0cm" draw:fill-color="#fff5ce" draw:textarea-horizontal-align="justify" draw:textarea-vertical-align="middle" draw:auto-grow-height="false" fo:min-height="1.64cm" fo:min-width="3.908cm" fo:padding-top="0.125cm" fo:padding-bottom="0.125cm" fo:padding-left="0.25cm" fo:padding-right="0.25cm" draw:shadow="hidden"/>
    </style:style>
    <style:style style:name="gr3" style:family="graphic" style:parent-style-name="standard">
      <style:graphic-properties svg:stroke-width="0cm" svg:stroke-color="#000000" draw:marker-start-width="0cm" draw:marker-end-width="0cm" draw:fill-color="#ffe994" draw:textarea-horizontal-align="justify" draw:textarea-vertical-align="middle" draw:auto-grow-height="false" fo:min-height="1.64cm" fo:min-width="3.908cm" fo:padding-top="0.125cm" fo:padding-bottom="0.125cm" fo:padding-left="0.25cm" fo:padding-right="0.25cm" draw:shadow="hidden"/>
    </style:style>
    <style:style style:name="gr4" style:family="graphic" style:parent-style-name="standard">
      <style:graphic-properties draw:stroke="none" svg:stroke-width="0.051cm" svg:stroke-color="#000000" draw:marker-start-width="0.076cm" draw:marker-end-width="0.076cm" draw:fill-color="#ff6d6d" draw:textarea-horizontal-align="justify" draw:textarea-vertical-align="middle" draw:auto-grow-height="false" fo:min-height="0.102cm" fo:min-width="0.05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076cm" draw:marker-end-width="0.076cm" draw:fill-color="#ff6d6d" draw:textarea-horizontal-align="justify" draw:textarea-vertical-align="middle" draw:auto-grow-height="false" fo:min-height="0.554cm" fo:min-width="0.30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076cm" draw:marker-end-width="0.076cm" draw:fill-color="#5983b0" draw:textarea-horizontal-align="justify" draw:textarea-vertical-align="middle" draw:auto-grow-height="false" fo:min-height="0.103cm" fo:min-width="0.05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152cm" draw:marker-end-width="0.152cm" draw:fill-color="#5983b0" draw:textarea-horizontal-align="center" draw:textarea-vertical-align="middle" draw:auto-grow-height="false" fo:min-height="0.2cm" fo:min-width="0cm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svg:stroke-width="0.051cm" svg:stroke-color="#000000" draw:marker-start-width="0.076cm" draw:marker-end-width="0.076cm" draw:fill-color="#00cfcf" draw:textarea-horizontal-align="justify" draw:textarea-vertical-align="middle" draw:auto-grow-height="false" fo:min-height="0.102cm" fo:min-width="0.05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152cm" draw:marker-end-width="0.152cm" draw:fill-color="#00cfcf" draw:textarea-horizontal-align="justify" draw:textarea-vertical-align="middle" draw:auto-grow-height="false" fo:min-height="0.329cm" fo:min-width="0.079cm" fo:padding-top="0.175cm" fo:padding-bottom="0.175cm" fo:padding-left="0.3cm" fo:padding-right="0.3cm" draw:shadow="hidden"/>
    </style:style>
    <style:style style:name="gr10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00cfc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olygon draw:style-name="gr2" draw:text-style-name="P1" draw:layer="layout" svg:width="4.361cm" svg:height="7.206cm" svg:x="8.958cm" svg:y="0.19cm" svg:viewBox="0 0 4362 7207" draw:points="878,6038 0,0 2617,862 4362,7207">
            <text:p/>
          </draw:polygon>
          <draw:polygon draw:style-name="gr3" draw:text-style-name="P2" draw:layer="layout" svg:width="4.197cm" svg:height="7.245cm" svg:x="5.637cm" svg:y="0.19cm" svg:viewBox="0 0 4198 7246" draw:points="4198,6039 3321,0 302,906 0,7246">
            <text:p/>
          </draw:polygon>
          <draw:polygon draw:style-name="gr2" draw:text-style-name="P1" draw:layer="layout" svg:width="4.018cm" svg:height="7.245cm" svg:x="1.92cm" svg:y="0.19cm" svg:viewBox="0 0 4019 7246" draw:points="0,6038 1000,0 4019,906 3717,7246">
            <text:p/>
          </draw:polygon>
          <draw:g draw:style-name="gr1">
            <draw:custom-shape draw:style-name="gr4" draw:text-style-name="P3" draw:layer="layout" svg:width="1.208cm" svg:height="1.207cm" draw:transform="skewX (-0.00331612557878922) rotate (-0.00331612557878927) translate (3.825cm 1.39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1.208cm" svg:height="1.208cm" draw:transform="skewX (0.00244346095279206) rotate (0.00244346095279206) translate (3.825cm 0.1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style-name="gr1">
            <draw:custom-shape draw:style-name="gr6" draw:text-style-name="P4" draw:layer="layout" svg:width="1.206cm" svg:height="1.208cm" draw:transform="skewX (-0.00244346095279206) rotate (-0.00244346095279215) translate (6.768cm 4.153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7" draw:text-style-name="P4" draw:layer="layout" svg:width="1.267cm" svg:height="1.268cm" svg:x="6.737cm" svg:y="2.921cm" svg:viewBox="0 0 1268 1269" svg:d="M617 363c-3 1-5 3-6 4l-245 246c-2 2-4 5-6 7-3 4-4 10-4 15 0 6 1 11 4 15 2 3 4 5 6 7l245 245c1 2 3 4 6 6 5 3 10 4 15 4s11-1 15-4c3-2 5-4 7-6l245-246c2-2 3-4 5-7 3-4 4-10 4-15s-1-11-4-15c-2-3-3-5-5-7l-245-245c-2-1-4-3-7-4-4-3-10-5-15-5s-10 2-15 5zM618 4c5-2 10-4 16-4 5 0 10 2 15 4 2 2 4 3 6 5l604 602c2 2 4 5 4 7 3 5 5 10 5 16 0 5-2 10-5 15 0 2-2 4-4 6l-604 605c-2 2-4 3-6 5-5 3-10 4-15 4-6 0-11-1-16-4-2-2-5-2-7-5l-602-602c-2-2-3-4-5-7-2-5-4-10-4-16 0-4 2-10 4-14 2-3 3-5 5-7l602-605c2-2 5-3 7-5z">
              <text:p/>
            </draw:path>
          </draw:g>
          <draw:g draw:style-name="gr1">
            <draw:custom-shape draw:style-name="gr8" draw:text-style-name="P5" draw:layer="layout" svg:width="1.207cm" svg:height="1.207cm" draw:transform="skewX (-0.00331612557878923) rotate (-0.00331612557878927) translate (10.291cm 2.295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9" draw:text-style-name="P5" draw:layer="layout" svg:width="1.268cm" svg:height="1.268cm" svg:x="10.261cm" svg:y="1.062cm" svg:viewBox="0 0 1269 1269" svg:d="M895 483c-1 0-1 0-2-1l-245-121c-4-3-9-4-13-4-5 0-10 1-14 4l-246 122c-1 0-2 0-2 1-5 3-8 7-11 11-3 5-5 11-5 16v246c0 6 2 11 5 16 3 4 6 8 11 11 0 1 1 1 2 1l246 122c4 3 9 4 14 4 4 0 10-1 13-4l245-123c1-1 1-1 2-1 5-3 8-7 11-11 3-5 5-10 5-16v-247c0-4-2-10-5-14-3-5-6-10-11-12zM1254 304c5 3 9 7 11 12 3 4 4 9 4 15v604c0 5-1 11-4 15-2 5-6 9-11 11-1 0-2 1-2 1l-604 304c-4 2-9 3-13 3-5 0-10-1-14-3l-604-300-1-1c-5-3-10-6-12-11s-4-10-4-16v-604c0-5 2-10 4-14 2-6 7-10 12-12 0 0 1 0 1-1l604-303c4-3 9-4 14-4 4 0 9 1 13 3l604 300c0 1 1 1 2 1z">
              <text:p/>
            </draw:path>
          </draw:g>
          <draw:polyline draw:style-name="gr10" draw:text-style-name="P6" draw:layer="layout" svg:width="5.311cm" svg:height="2.77cm" draw:transform="rotate (0.367391807544806) translate (4.65787866548186cm 2.60340043622264cm)" svg:viewBox="0 0 5312 2771" draw:points="0,0 977,693 4430,1312 5312,2771">
            <text:p/>
          </draw:polyline>
          <draw:polyline draw:style-name="gr10" draw:text-style-name="P6" draw:layer="layout" svg:width="1.589cm" svg:height="3.51cm" draw:transform="skewX (-0.00034906585039892) rotate (0.367217274619607) translate (4.47645851845868cm 2.722198400517cm)" svg:viewBox="0 0 1590 3511" draw:points="0,0 367,2618 1590,3511">
            <text:p/>
          </draw:polyline>
          <draw:polyline draw:style-name="gr10" draw:text-style-name="P6" draw:layer="layout" svg:width="3.643cm" svg:height="0.803cm" draw:transform="skewX (0.000523598775598311) rotate (0.367391807544806) translate (7.25919739042784cm 4.6162516438463cm)" svg:viewBox="0 0 3644 804" draw:points="0,804 2361,0 3644,283">
            <text:p/>
          </draw:poly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4:02:07.671311057</meta:creation-date>
    <dc:date>2023-12-21T01:58:58.495405229</dc:date>
    <meta:editing-duration>PT2H9M57S</meta:editing-duration>
    <meta:editing-cycles>13</meta:editing-cycles>
    <meta:generator>LibreOffice/7.5.5.2$Linux_X86_64 LibreOffice_project/50$Build-2</meta:generator>
    <meta:document-statistic meta:object-count="16"/>
  </office:meta>
</office:document-meta>
</file>